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automatic-styles>
    <style:style style:name="P1" style:family="paragraph" style:parent-style-name="Heading_20_3">
      <style:text-properties officeooo:rsid="0006d939" officeooo:paragraph-rsid="0006d939"/>
    </style:style>
    <style:style style:name="P2" style:family="paragraph" style:parent-style-name="Text_20_body">
      <style:text-properties officeooo:rsid="0006d939" officeooo:paragraph-rsid="0006d939"/>
    </style:style>
    <style:style style:name="P3" style:family="paragraph" style:parent-style-name="Title">
      <style:text-properties officeooo:rsid="0006d939" officeooo:paragraph-rsid="0006d93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text:p text:style-name="P2">Veamos ustedes saben que tenemos que compórtanos como una empresa, como el “Equipo” que digamos. Tenemos que trabajar en esto en conjunto y crear lo que nos piden casi que empecemos con esto…</text:p>
      <text:p text:style-name="P2"/>
      <text:h text:style-name="P1" text:outline-level="3">Pedido por el Jefe(Olaso)</text:h>
      <text:p text:style-name="P2">Bueno, lo que nos dijo en la reunión es. Bueno… Chicos, supongamos que somos una empresa sobre un establecimiento de un GYM de AuroGYM, lo que nos piden es un sistema que regule sobre el tema de productos/Stock. Que si exista tal Stock, pero también puede tener el problema que se junte el Stock. Supongamos esto.</text:p>
      <text:p text:style-name="P2">Un ejemplo algo boludo, Supongamos(SUPONGAMOS, TE ESTOY VIENDO ADRIÁN) que trabajamos en mc donalds y como nuestro producto/Stock son los combo que son la hamburguesa, papa fritas y la gaseosa. A estos se considera como Subproductos y eso a la vez que son los ingredientes, en la hamburguesa lleva; lechuga, carne, tomate, ETC. que eso también se toma en cuenta.</text:p>
      <text:p text:style-name="P2">Que eso también cuenta como problema que seria los materiales para generar ese subproducto y el producto final, también debemos añadir el producto el precio y demás cosas.</text:p>
      <text:p text:style-name="P2">Sumado otro sistema que avise sobre la falta de stock, tanto como productos finales como Subproductos. Es decir si pasa un cierto día que se vendió mucho y nos quedamos sin combo/productos, que mande un aviso sobre esa falta y que deben recomponer lo mas temprano posible, también eso debe añadir en los subproductos, si es que falta carne, envases etc.</text:p>
      <text:p text:style-name="P2"/>
      <text:p text:style-name="P2">“El programa debe ser interactuada pero se necesita con urgencia.” Es decir el programa debe ser manejado por el usuario, ta que necesita saber que stock que falta, que debe recomponer, si es que le falta algo etc. Y dijo que puede ser cualquier formato, ya sea por el CMD o con gráfica pero si o si necesita cuanto antes que diria yo. Algo urgente y no me importa si debo usar el teclado o mouse, pero debe ser funcional al 100%</text:p>
      <text:p text:style-name="P2"/>
      <text:p text:style-name="P2">Con todo esto debe tener lo que necesita el programa para el jefe(Olaso) pero también nos falta una <text:s/>función mas y es el “Devolución”. Que básicamente consiste lo siguiente:<text:line-break/></text:p>
      <text:p text:style-name="P2">Supongamos que nuestro cliente común(Un Gordo compu/Giusti) Y pide 32 combos de la Big mac. Entonces lo hacemos tenemos el pedido y se carga en el sistema(Que también podía ser un historial). Pero al momento de pagar el cliente dice “Oh,no… No tengo plata, deja nomas” y se retira sin sus productos. Entonces que nuestro stock anterior era de 64 combo de big mac y el cliente casi se nos lleva 32(La mitad) entonces en teoría nos queda 32 combo disponibles y que posiblemente debe recomponer pero como el cliente no se llevo nada pues debemos cancelar esa orden y devolver el producto en su stock. ¿Fácil difícil? Pues que bueno.</text:p>
      <text:p text:style-name="P2"><text:soft-page-break/>Ahora nos falta solo las cosas que hay que hablar</text:p>
      <text:p text:style-name="P2">NO SE LE OCURRA NINGUNA FUNCIONES ESTÚPIDA SIN EL AUTORIZACIÓN DE MI O EL JEFE.</text:p>
      <text:p text:style-name="P2">Nada de “Ah Lukas podemos hacer esta función para tener un huevo de pascua en el programa”, “Que tal si hacemos una función para crear un historial de cuantos gordos entraron” o “Ahy que tal si hacemos el logo para hacer el programa en una pagina para que sea vea bonito”, etc, etc.</text:p>
      <text:p text:style-name="P2"/>
      <text:p text:style-name="P2">NADA DE FUNCIONES QUE NO CORRESPONDAN A LA NUESTRA NECESIDAD DEL PROGRAMA. SOLO DEBEMOS HACER LO QUE SE PIDE EL JEFE O AUTORIZADOS POR MI, MANGAS DE PAPUS.</text:p>
      <text:p text:style-name="P2"/>
      <text:p text:style-name="P2">FI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AR" style:letter-kerning="true" style:font-name-asian="DejaVu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AR" style:letter-kerning="true" style:font-name-asian="DejaVu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6-29T05:18:32.643102646</meta:creation-date>
    <dc:date>2025-06-29T06:07:40.681825008</dc:date>
    <meta:editing-duration>PT49M9S</meta:editing-duration>
    <meta:editing-cycles>1</meta:editing-cycles>
    <meta:document-statistic meta:table-count="0" meta:image-count="0" meta:object-count="0" meta:page-count="2" meta:paragraph-count="14" meta:word-count="571" meta:character-count="3215" meta:non-whitespace-character-count="2656"/>
    <meta:generator>LibreOffice/7.4.7.2$Linux_X86_64 LibreOffice_project/40$Build-2</meta:generator>
  </office:meta>
</office:document-meta>
</file>